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ed2" officeooo:paragraph-rsid="00111ed2"/>
    </style:style>
    <style:style style:name="P2" style:family="paragraph" style:parent-style-name="Standard">
      <style:text-properties officeooo:rsid="0012a325" officeooo:paragraph-rsid="0012a325"/>
    </style:style>
    <style:style style:name="P3" style:family="paragraph" style:parent-style-name="Standard">
      <style:text-properties officeooo:rsid="0012a325" officeooo:paragraph-rsid="00136018"/>
    </style:style>
    <style:style style:name="P4" style:family="paragraph" style:parent-style-name="Standard">
      <style:text-properties officeooo:rsid="00136018" officeooo:paragraph-rsid="00136018"/>
    </style:style>
    <style:style style:name="P5" style:family="paragraph" style:parent-style-name="Standard">
      <style:text-properties officeooo:rsid="0014375f" officeooo:paragraph-rsid="0014375f"/>
    </style:style>
    <style:style style:name="P6" style:family="paragraph" style:parent-style-name="Standard">
      <style:text-properties officeooo:rsid="0015fd2d" officeooo:paragraph-rsid="0015fd2d"/>
    </style:style>
    <style:style style:name="P7" style:family="paragraph" style:parent-style-name="Standard">
      <style:text-properties fo:font-style="italic" fo:font-weight="bold" officeooo:rsid="0017d437" officeooo:paragraph-rsid="0017d437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4375f" officeooo:paragraph-rsid="0014375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11ed2" officeooo:paragraph-rsid="00111ed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5fd2d" officeooo:paragraph-rsid="0015fd2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2a325"/>
    </style:style>
    <style:style style:name="T2" style:family="text">
      <style:text-properties officeooo:rsid="00136018"/>
    </style:style>
    <style:style style:name="T3" style:family="text">
      <style:text-properties officeooo:rsid="001824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flevering Echo-Server</text:p>
      <text:p text:style-name="P1"/>
      <text:p text:style-name="P1">I denne aflevering skulle der laves en Echo-sever som modtog og sendte data gennem serial porten. </text:p>
      <text:p text:style-name="P1"/>
      <text:p text:style-name="P1">Min kode starter med at sætte interrupt og placere koden rigtigt i program hukommelsen så interrupt <text:s/>tabellen ikke overskrides. </text:p>
      <text:p text:style-name="P1"/>
      <text:p text:style-name="P1">Derefter sættes stacken op. </text:p>
      <text:p text:style-name="P1">Der skal så slåes serial til. Dette gøres ved at skrive til UCSRB. Der slås både serial og serial ”reci<text:span text:style-name="T1">e</text:span>ve interrupt” til. </text:p>
      <text:p text:style-name="P1"/>
      <text:p text:style-name="P2">Herefter sættes den op til 8bit datastring med 1 stopbit og ingen paritet. </text:p>
      <text:p text:style-name="P2">Baudraten sættes til 9600 ved at sende 12 til UBRR, or sørge for at U2X = 1. Dette giver mindst fejl i forhold til tabellen. </text:p>
      <text:p text:style-name="P2"/>
      <text:p text:style-name="P2">Så kommer main loopet som blot er et evighedsloop uden noget i. Ligeså snart den modtager data serialt så vil den kører interrupt og behandle koden som vi ønsker.</text:p>
      <text:p text:style-name="P2"/>
      <text:p text:style-name="P2">Når data bliver modtaget vil det ligges ind i R16. Herefter vil der kører 5 compares med hver deres branch test. Dette er for at lave de intervaller det kræves for at behandle dataen korrekt. </text:p>
      <text:p text:style-name="P2">Der skal nemlig tages højde for følgende intervaller:</text:p>
      <text:p text:style-name="P2"/>
      <text:p text:style-name="P2">Tegn der skal sendes tilbage som de er: <text:s/><text:tab/>[0,65[</text:p>
      <text:p text:style-name="P2">Store bogstaver der skal laves til små: <text:tab/>[65,91[</text:p>
      <text:p text:style-name="P2">Tegn igen:<text:tab/><text:tab/><text:tab/><text:tab/><text:tab/>[91,97[</text:p>
      <text:p text:style-name="P2">Små bogstaver der skal laves til store:<text:tab/>[97,123[</text:p>
      <text:p text:style-name="P2">Tegn igen:<text:tab/><text:tab/><text:tab/><text:tab/><text:tab/>[123, Slut]</text:p>
      <text:p text:style-name="P2"/>
      <text:p text:style-name="P3">Derfor tester koden først om værdien er under 65 eller over 123, da så skal der bare hoppes til ”Send” <text:span text:style-name="T2">som sender R16 tilbage. R16 er urørt på dette tidspunkt og derfor sendes det samme symbol tilbage.</text:span></text:p>
      <text:p text:style-name="P3"><text:s/></text:p>
      <text:p text:style-name="P4">Derefter tester koden om R16 er mindre en 91. Da der allerede er testet om værdien er mindre end 65, så testes intervallet [65,91[ nu som er hvor alle de store bogstaver ligger.</text:p>
      <text:p text:style-name="P4">Hvis værdien er i det interval hoppes til ”UpperCase”.</text:p>
      <text:p text:style-name="P4"/>
      <text:p text:style-name="P4">Næste test er om værdien er mindre end 97. Da alt op til 91 allerede er testet er dette kun en test på intervallet: [91,97[. Dette er tegn som blot skal sendes tilbage.</text:p>
      <text:p text:style-name="P4"/>
      <text:p text:style-name="P4">Sidste test er om værdien er mindre end 123. Da der nu er testet op til 97 er det reelle interval der testes på nu: [97,123[ hvor alle de små bogstaver ligger. </text:p>
      <text:p text:style-name="P4">Hvis værdien findes her hoppes til ”LowerCase”.</text:p>
      <text:p text:style-name="P4"/>
      <text:p text:style-name="P5">Ellers <text:span text:style-name="T3">returneres</text:span> der.</text:p>
      <text:p text:style-name="P5"/>
      <text:p text:style-name="P8">Lowercase:</text:p>
      <text:p text:style-name="P6">Her er vi hvis vi modtog et lille bogstav. Her trækkes 32 fra værdien i R16, og derefter sendes den nye værdi ved at hoppe til ”Send”. Der trækkes 32 fra fordi distancen fra et lille bogstav til det samme store bogstav er præcis 32. </text:p>
      <text:p text:style-name="P6"/>
      <text:p text:style-name="P6"/>
      <text:p text:style-name="P6"/>
      <text:p text:style-name="P10"><text:soft-page-break/>Uppercase: </text:p>
      <text:p text:style-name="P6">Samme som lowercase, blot ligges der 32 til i stedet for at komme til små bogstaver. Herefter sendes det med ”Send”.</text:p>
      <text:p text:style-name="P6"/>
      <text:p text:style-name="P10">Send:</text:p>
      <text:p text:style-name="P6">Benytter Polling til at være klar til at sende ny data. Derefter sender den R16 til modtageren.</text:p>
      <text:p text:style-name="P6"/>
      <text:p text:style-name="P6">Herefter <text:span text:style-name="T3">returneres</text:span> der til Main loopet som forsætter indtil næste interrupt modtages. </text:p>
      <text:p text:style-name="P6"/>
      <text:p text:style-name="P6"/>
      <text:p text:style-name="P7">Frederik Mazur Ande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0:55:06.963602516</meta:creation-date>
    <dc:date>2015-05-04T21:31:00.396148365</dc:date>
    <meta:editing-duration>PT30M1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460" meta:character-count="2607" meta:non-whitespace-character-count="2153"/>
  </office:meta>
</office:document-meta>
</file>